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9.879cm" svg:height="12.246cm" svg:x="11.977cm" svg:y="0.77cm">
            <draw:object draw:notify-on-update-of-ranges="Sheet1.A2:Sheet1.A21 Sheet1.B1:Sheet1.B1 Sheet1.B2:Sheet1.B21 Sheet1.A3:Sheet1.A21 Sheet1.E1:Sheet1.E1 Sheet1.E2:Sheet1.E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Surface</text:p>
          </table:table-cell>
          <table:table-cell table:style-name="Default" office:value-type="string" calcext:value-type="string">
            <text:p>Résistance 13.3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Ecart Type</text:p>
          </table:table-cell>
          <table:table-cell table:style-name="Default" office:value-type="string" calcext:value-type="string">
            <text:p>Rcle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table:formula="of:=AVERAGE([.B2:.B6])" office:value-type="float" office:value="142.8" calcext:value-type="float">
            <text:p>142,8</text:p>
          </table:table-cell>
          <table:table-cell table:formula="of:=SQRT(0.2*SUM(([.B2]-[.C2])^2))" office:value-type="float" office:value="5.90321946059944" calcext:value-type="float">
            <text:p>5,9032194606</text:p>
          </table:table-cell>
          <table:table-cell office:value-type="float" office:value="63.34" calcext:value-type="float">
            <text:p>63,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63.08" calcext:value-type="float">
            <text:p>63,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64.42" calcext:value-type="float">
            <text:p>64,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64.64" calcext:value-type="float">
            <text:p>64,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53" calcext:value-type="float">
            <text:p>153</text:p>
          </table:table-cell>
          <table:table-cell table:formula="of:=AVERAGE([.B7:.B11])" office:value-type="float" office:value="152.6" calcext:value-type="float">
            <text:p>152,6</text:p>
          </table:table-cell>
          <table:table-cell table:formula="of:=SQRT(0.2*SUM(([.B7]-[.C7])^2))" office:value-type="float" office:value="0.178885438199986" calcext:value-type="float">
            <text:p>0,1788854382</text:p>
          </table:table-cell>
          <table:table-cell office:value-type="float" office:value="65.32" calcext:value-type="float">
            <text:p>65,32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64.6" calcext:value-type="float">
            <text:p>64,6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65.26" calcext:value-type="float">
            <text:p>65,26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formula="of:=AVERAGE([.B12:.B16])" office:value-type="float" office:value="190.6" calcext:value-type="float">
            <text:p>190,6</text:p>
          </table:table-cell>
          <table:table-cell table:formula="of:=SQRT(0.2*SUM(([.B12]-[.C12])^2))" office:value-type="float" office:value="17.6202156626983" calcext:value-type="float">
            <text:p>17,6202156627</text:p>
          </table:table-cell>
          <table:table-cell office:value-type="float" office:value="63.259" calcext:value-type="float">
            <text:p>63,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65.52" calcext:value-type="float">
            <text:p>65,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66.75" calcext:value-type="float">
            <text:p>66,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65.79" calcext:value-type="float">
            <text:p>65,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64" calcext:value-type="float">
            <text:p>164</text:p>
          </table:table-cell>
          <table:table-cell table:formula="of:=AVERAGE([.B17:.B21])" office:value-type="float" office:value="166" calcext:value-type="float">
            <text:p>166</text:p>
          </table:table-cell>
          <table:table-cell table:formula="of:=SQRT(0.2*SUM(([.B17]-[.C17])^2))" office:value-type="float" office:value="0.894427190999916" calcext:value-type="float">
            <text:p>0,894427191</text:p>
          </table:table-cell>
          <table:table-cell office:value-type="float" office:value="68.3854" calcext:value-type="float">
            <text:p>68,3854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Default" office:value-type="float" office:value="170" calcext:value-type="float">
            <text:p>170</text:p>
          </table:table-cell>
          <table:table-cell table:number-columns-repeated="2"/>
          <table:table-cell office:value-type="float" office:value="67.08" calcext:value-type="float">
            <text:p>67,0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Default" office:value-type="float" office:value="160" calcext:value-type="float">
            <text:p>160</text:p>
          </table:table-cell>
          <table:table-cell table:number-columns-repeated="2"/>
          <table:table-cell office:value-type="float" office:value="66.15" calcext:value-type="float">
            <text:p>66,1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Default" office:value-type="float" office:value="161" calcext:value-type="float">
            <text:p>16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Default" office:value-type="float" office:value="175" calcext:value-type="float">
            <text:p>175</text:p>
          </table:table-cell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/00/0000</text:date>, <text:time style:data-style-name="N2" text:time-value="12:01:50.1429695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Paillet</meta:initial-creator>
    <meta:creation-date>2015-06-12T18:36:27.897178475</meta:creation-date>
    <dc:date>2015-06-18T12:03:10.050704320</dc:date>
    <dc:creator>Nicolas Paillet</dc:creator>
    <meta:editing-duration>PT1H15M25S</meta:editing-duration>
    <meta:editing-cycles>18</meta:editing-cycles>
    <meta:generator>LibreOffice/4.3.7.2$Linux_X86_64 LibreOffice_project/430m0$Build-2</meta:generator>
    <meta:document-statistic meta:table-count="1" meta:cell-count="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8cm" svg:height="12.247cm" xlink:href=".." xlink:type="simple" chart:class="chart:scatter" chart:style-name="ch1">
        <chart:title svg:x="7.951cm" svg:y="0.375cm" chart:style-name="ch2">
          <text:p>Resistance test 13.3</text:p>
        </chart:title>
        <chart:legend chart:legend-position="end" svg:x="16.638cm" svg:y="5.575cm" style:legend-expansion="high" chart:style-name="ch3"/>
        <chart:plot-area chart:style-name="ch4" table:cell-range-address="Sheet1.A2:Sheet1.B21 Sheet1.B1:Sheet1.B1 Sheet1.E1:Sheet1.E21" chart:data-source-has-labels="row" svg:x="1.408cm" svg:y="1.403cm" svg:width="14.833cm" svg:height="9.619cm">
          <chartooo:coordinate-region svg:x="2.216cm" svg:y="1.602cm" svg:width="13.785cm" svg:height="8.773cm"/>
          <chart:axis chart:dimension="x" chart:name="primary-x" chart:style-name="ch5">
            <chart:title svg:x="7.788cm" svg:y="11.266cm" chart:style-name="ch6">
              <text:p>Surface (µm²)</text:p>
            </chart:title>
          </chart:axis>
          <chart:axis chart:dimension="y" chart:name="primary-y" chart:style-name="ch5">
            <chart:title svg:x="0.451cm" svg:y="7.076cm" chart:style-name="ch7">
              <text:p>Resistance</text:p>
            </chart:title>
            <chart:grid chart:style-name="ch8" chart:class="major"/>
          </chart:axis>
          <chart:series chart:style-name="ch9" chart:values-cell-range-address="Sheet1.B2:Sheet1.B21" chart:label-cell-address="Sheet1.B1:Sheet1.B1" chart:class="chart:scatter">
            <chart:domain table:cell-range-address="Sheet1.A2:Sheet1.A21"/>
            <chart:data-point chart:repeated="20"/>
          </chart:series>
          <chart:series chart:style-name="ch10" chart:values-cell-range-address="Sheet1.E2:Sheet1.E21" chart:label-cell-address="Sheet1.E1:Sheet1.E1" chart:class="chart:scatter">
            <chart:domain table:cell-range-address="Sheet1.A3:Sheet1.A21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ésistance 13.3</text:p>
                <draw:g>
                  <svg:desc>Sheet1.B1:Sheet1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Rclean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21</svg:desc>
                </draw:g>
              </table:table-cell>
              <table:table-cell office:value-type="float" office:value="156">
                <text:p>156</text:p>
                <draw:g>
                  <svg:desc>Sheet1.B2:Sheet1.B21</svg:desc>
                </draw:g>
              </table:table-cell>
              <table:table-cell office:value-type="float" office:value="2">
                <text:p>2</text:p>
                <draw:g>
                  <svg:desc>Sheet1.A3:Sheet1.A21</svg:desc>
                </draw:g>
              </table:table-cell>
              <table:table-cell office:value-type="float" office:value="63.34">
                <text:p>63.34</text:p>
                <draw:g>
                  <svg:desc>Sheet1.E2:Sheet1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7">
                <text:p>137</text:p>
              </table:table-cell>
              <table:table-cell office:value-type="float" office:value="2">
                <text:p>2</text:p>
              </table:table-cell>
              <table:table-cell office:value-type="float" office:value="63.08">
                <text:p>63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37">
                <text:p>137</text:p>
              </table:table-cell>
              <table:table-cell office:value-type="float" office:value="2">
                <text:p>2</text:p>
              </table:table-cell>
              <table:table-cell office:value-type="float" office:value="64.42">
                <text:p>64.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33">
                <text:p>133</text:p>
              </table:table-cell>
              <table:table-cell office:value-type="float" office:value="2">
                <text:p>2</text:p>
              </table:table-cell>
              <table:table-cell office:value-type="float" office:value="64.64">
                <text:p>64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51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153">
                <text:p>153</text:p>
              </table:table-cell>
              <table:table-cell office:value-type="float" office:value="1.5">
                <text:p>1.5</text:p>
              </table:table-cell>
              <table:table-cell office:value-type="float" office:value="65.32">
                <text:p>65.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150">
                <text:p>150</text:p>
              </table:table-cell>
              <table:table-cell office:value-type="float" office:value="1.5">
                <text:p>1.5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163">
                <text:p>163</text:p>
              </table:table-cell>
              <table:table-cell office:value-type="float" office:value="1.5">
                <text:p>1.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">
                <text:p>1.5</text:p>
              </table:table-cell>
              <table:table-cell office:value-type="float" office:value="147">
                <text:p>147</text:p>
              </table:table-cell>
              <table:table-cell office:value-type="float" office:value="1.5">
                <text:p>1.5</text:p>
              </table:table-cell>
              <table:table-cell office:value-type="float" office:value="65.26">
                <text:p>65.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150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30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63.259">
                <text:p>63.2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98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65.52">
                <text:p>65.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57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66.75">
                <text:p>66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94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65.79">
                <text:p>65.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74">
                <text:p>17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64">
                <text:p>164</text:p>
              </table:table-cell>
              <table:table-cell office:value-type="float" office:value="0.5">
                <text:p>0.5</text:p>
              </table:table-cell>
              <table:table-cell office:value-type="float" office:value="68.3854">
                <text:p>68.38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">
                <text:p>0.5</text:p>
              </table:table-cell>
              <table:table-cell office:value-type="float" office:value="170">
                <text:p>170</text:p>
              </table:table-cell>
              <table:table-cell office:value-type="float" office:value="0.5">
                <text:p>0.5</text:p>
              </table:table-cell>
              <table:table-cell office:value-type="float" office:value="67.08">
                <text:p>67.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">
                <text:p>0.5</text:p>
              </table:table-cell>
              <table:table-cell office:value-type="float" office:value="160">
                <text:p>160</text:p>
              </table:table-cell>
              <table:table-cell office:value-type="float" office:value="0.5">
                <text:p>0.5</text:p>
              </table:table-cell>
              <table:table-cell office:value-type="float" office:value="66.15">
                <text:p>66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">
                <text:p>0.5</text:p>
              </table:table-cell>
              <table:table-cell office:value-type="float" office:value="161">
                <text:p>16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">
                <text:p>0.5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